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/>
    <text:list-style style:name="L1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小智 AI 聊天机器人百科全书</text:p>
      <text:h text:style-name="Heading_20_1" text:outline-level="1">固件下载</text:h>
      <text:p text:style-name="P2"><text:a xlink:type="simple" xlink:href="https://ccnphfhqs21z.feishu.cn/sync/M4MLd7aW9saMeLbn6EGc5dwmnDe" text:style-name="Internet_20_link" text:visited-style-name="Visited_20_Internet_20_Link">https://ccnphfhqs21z.feishu.cn/sync/M4MLd7aW9saMeLbn6EGc5dwmnDe</text:a></text:p>
      <text:p text:style-name="P2"><text:a xlink:type="simple" xlink:href="https://ccnphfhqs21z.feishu.cn/sync/BNDWd72fjsNFSRbYWq3canWsneh" text:style-name="Internet_20_link" text:visited-style-name="Visited_20_Internet_20_Link">https://ccnphfhqs21z.feishu.cn/sync/BNDWd72fjsNFSRbYWq3canWsneh</text:a></text:p>
      <text:p text:style-name="P2"><text:a xlink:type="simple" xlink:href="https://ccnphfhqs21z.feishu.cn/sync/WF1CdXDlns2AlybRFA9cFVGpnVc" text:style-name="Internet_20_link" text:visited-style-name="Visited_20_Internet_20_Link">https://ccnphfhqs21z.feishu.cn/sync/WF1CdXDlns2AlybRFA9cFVGpnVc</text:a></text:p>
      <text:p text:style-name="Text_20_body"/>
      <text:h text:style-name="Heading_20_1" text:outline-level="1">DIY教程</text:h>
      <text:h text:style-name="Heading_20_3" text:outline-level="3">面包板 ESP32-S3</text:h>
      <text:p text:style-name="P2"><text:a xlink:type="simple" xlink:href="https://ccnphfhqs21z.feishu.cn/sync/WJqBdvnyFslGPmbS7Q8cnxq2nuc" text:style-name="Internet_20_link" text:visited-style-name="Visited_20_Internet_20_Link">https://ccnphfhqs21z.feishu.cn/sync/WJqBdvnyFslGPmbS7Q8cnxq2nuc</text:a></text:p>
      <text:p text:style-name="P2"><text:a xlink:type="simple" xlink:href="https://ccnphfhqs21z.feishu.cn/sync/KMzUdcYiZs75FGbscmdcFCoenjf" text:style-name="Internet_20_link" text:visited-style-name="Visited_20_Internet_20_Link">https://ccnphfhqs21z.feishu.cn/sync/KMzUdcYiZs75FGbscmdcFCoenjf</text:a></text:p>
      <text:p text:style-name="P2"><text:a xlink:type="simple" xlink:href="https://ccnphfhqs21z.feishu.cn/sync/RpbWd4nuIs7lNQbVr9XcxABonib" text:style-name="Internet_20_link" text:visited-style-name="Visited_20_Internet_20_Link">https://ccnphfhqs21z.feishu.cn/sync/RpbWd4nuIs7lNQbVr9XcxABonib</text:a></text:p>
      <text:p text:style-name="P2"><text:a xlink:type="simple" xlink:href="https://ccnphfhqs21z.feishu.cn/sync/JX7rdunu8szPyYbvz8YceOL7nCe" text:style-name="Internet_20_link" text:visited-style-name="Visited_20_Internet_20_Link">https://ccnphfhqs21z.feishu.cn/sync/JX7rdunu8szPyYbvz8YceOL7nCe</text:a></text:p>
      <text:p text:style-name="P2"><text:a xlink:type="simple" xlink:href="https://ccnphfhqs21z.feishu.cn/sync/Q0VGdC1QLsZ3KnbzKbmcznLnnJf" text:style-name="Internet_20_link" text:visited-style-name="Visited_20_Internet_20_Link">https://ccnphfhqs21z.feishu.cn/sync/Q0VGdC1QLsZ3KnbzKbmcznLnnJf</text:a></text:p>
      <text:p text:style-name="P2"><text:a xlink:type="simple" xlink:href="https://ccnphfhqs21z.feishu.cn/sync/DM1OdY0wqsXipJbqB6ncRjf8nXg" text:style-name="Internet_20_link" text:visited-style-name="Visited_20_Internet_20_Link">https://ccnphfhqs21z.feishu.cn/sync/DM1OdY0wqsXipJbqB6ncRjf8nXg</text:a></text:p>
      <text:p text:style-name="P3"><text:a xlink:type="simple" xlink:href="https://ccnphfhqs21z.feishu.cn/sync/BojNdJ0KSs1rW4bupakcuUASn1f" text:style-name="Internet_20_link" text:visited-style-name="Visited_20_Internet_20_Link">https://ccnphfhqs21z.feishu.cn/sync/BojNdJ0KSs1rW4bupakcuUASn1f</text:a></text:p>
      <text:h text:style-name="Heading_20_3" text:outline-level="3">面包板 ESP32-C3</text:h>
      <text:p text:style-name="P3"><text:a xlink:type="simple" xlink:href="https://ccnphfhqs21z.feishu.cn/sync/GoGydcHXvsNJIobFHqKcvCyrnXf" text:style-name="Internet_20_link" text:visited-style-name="Visited_20_Internet_20_Link">https://ccnphfhqs21z.feishu.cn/sync/GoGydcHXvsNJIobFHqKcvCyrnXf</text:a></text:p>
      <text:h text:style-name="Heading_20_3" text:outline-level="3">面包板 ESP32（非S3非C3）</text:h>
      <text:p text:style-name="P2"><text:a xlink:type="simple" xlink:href="https://ccnphfhqs21z.feishu.cn/sync/L1QCdAhRWszdT1bi5y6cH0q5n4d" text:style-name="Internet_20_link" text:visited-style-name="Visited_20_Internet_20_Link">https://ccnphfhqs21z.feishu.cn/sync/L1QCdAhRWszdT1bi5y6cH0q5n4d</text:a></text:p>
      <text:p text:style-name="P4"/>
      <text:p text:style-name="Text_20_body"/>
      <text:h text:style-name="Heading_20_2" text:outline-level="2">帮助文档</text:h>
      <text:p text:style-name="P2"><text:a xlink:type="simple" xlink:href="https://ccnphfhqs21z.feishu.cn/sync/OHaodqH7tsDbpNbFqxYc6tdHndh" text:style-name="Internet_20_link" text:visited-style-name="Visited_20_Internet_20_Link">https://ccnphfhqs21z.feishu.cn/sync/OHaodqH7tsDbpNbFqxYc6tdHndh</text:a></text:p>
      <text:p text:style-name="P2"><text:a xlink:type="simple" xlink:href="https://ccnphfhqs21z.feishu.cn/sync/ZrPbdXpKDsO2wzbrkCncTjCrnTg" text:style-name="Internet_20_link" text:visited-style-name="Visited_20_Internet_20_Link">https://ccnphfhqs21z.feishu.cn/sync/ZrPbdXpKDsO2wzbrkCncTjCrnTg</text:a></text:p>
      <text:p text:style-name="P2"><text:a xlink:type="simple" xlink:href="https://ccnphfhqs21z.feishu.cn/sync/Vm5qdGdgxs59FAb5fLVc1UAInic" text:style-name="Internet_20_link" text:visited-style-name="Visited_20_Internet_20_Link">https://ccnphfhqs21z.feishu.cn/sync/Vm5qdGdgxs59FAb5fLVc1UAInic</text:a></text:p>
      <text:p text:style-name="Text_20_body"/>
      <text:h text:style-name="Heading_20_2" text:outline-level="2"><text:span text:style-name="Strong_20_Emphasis">编译教程</text:span></text:h>
      <text:p text:style-name="P2"><text:a xlink:type="simple" xlink:href="https://ccnphfhqs21z.feishu.cn/sync/Ca5sd2kmssW5yIbWHvVcg1QnnMg" text:style-name="Internet_20_link" text:visited-style-name="Visited_20_Internet_20_Link">https://ccnphfhqs21z.feishu.cn/sync/Ca5sd2kmssW5yIbWHvVcg1QnnMg</text:a></text:p>
      <text:p text:style-name="P2"><text:a xlink:type="simple" xlink:href="https://ccnphfhqs21z.feishu.cn/sync/N6GEdwQRhs1IYGbAGexcE24CnFf" text:style-name="Internet_20_link" text:visited-style-name="Visited_20_Internet_20_Link">https://ccnphfhqs21z.feishu.cn/sync/N6GEdwQRhs1IYGbAGexcE24CnFf</text:a></text:p>
      <text:p text:style-name="P2"><text:a xlink:type="simple" xlink:href="https://ccnphfhqs21z.feishu.cn/sync/F6fOdAP6ZswAOwbUHt5cVNBpnSb" text:style-name="Internet_20_link" text:visited-style-name="Visited_20_Internet_20_Link">https://ccnphfhqs21z.feishu.cn/sync/F6fOdAP6ZswAOwbUHt5cVNBpnSb</text:a></text:p>
      <text:p text:style-name="P2"><text:a xlink:type="simple" xlink:href="https://ccnphfhqs21z.feishu.cn/sync/MWFydz0k3sb6g2bgPancxt4qnKc" text:style-name="Internet_20_link" text:visited-style-name="Visited_20_Internet_20_Link">https://ccnphfhqs21z.feishu.cn/sync/MWFydz0k3sb6g2bgPancxt4qnKc</text:a></text:p>
      <text:p text:style-name="P3"><text:a xlink:type="simple" xlink:href="https://ccnphfhqs21z.feishu.cn/sync/E7KPdiGyZsYxkTbnY6ZclrzGn0c" text:style-name="Internet_20_link" text:visited-style-name="Visited_20_Internet_20_Link">https://ccnphfhqs21z.feishu.cn/sync/E7KPdiGyZsYxkTbnY6ZclrzGn0c</text:a></text:p>
      <text:list text:style-name="L1">
        <text:list-item>
          <text:p text:style-name="P5"><text:a xlink:type="simple" xlink:href="https://icnynnzcwou8.feishu.cn/wiki/I5Mfw6USWivlRYk5yzzc3nC0nCg" text:style-name="Internet_20_link" text:visited-style-name="Visited_20_Internet_20_Link"><text:soft-page-break/>修改提示音P3文件（例如开机播报和配网播报）</text:a> </text:p>
        </text:list-item>
      </text:list>
      <text:p text:style-name="Text_20_body"/>
      <text:h text:style-name="Heading_20_2" text:outline-level="2">MCP教程</text:h>
      <text:p text:style-name="P2"><text:a xlink:type="simple" xlink:href="https://ccnphfhqs21z.feishu.cn/sync/CcRodhDlIsB6wXbsVRXc0rEjnLf" text:style-name="Internet_20_link" text:visited-style-name="Visited_20_Internet_20_Link">https://ccnphfhqs21z.feishu.cn/sync/CcRodhDlIsB6wXbsVRXc0rEjnLf</text:a></text:p>
      <text:p text:style-name="P2"><text:a xlink:type="simple" xlink:href="https://ccnphfhqs21z.feishu.cn/sync/BckCdU7BhskkphbAE1lc7Uodn5g" text:style-name="Internet_20_link" text:visited-style-name="Visited_20_Internet_20_Link">https://ccnphfhqs21z.feishu.cn/sync/BckCdU7BhskkphbAE1lc7Uodn5g</text:a></text:p>
      <text:p text:style-name="P2"><text:a xlink:type="simple" xlink:href="https://ccnphfhqs21z.feishu.cn/sync/AMS7dmTTIsle1HbecXNcoQbknyA" text:style-name="Internet_20_link" text:visited-style-name="Visited_20_Internet_20_Link">https://ccnphfhqs21z.feishu.cn/sync/AMS7dmTTIsle1HbecXNcoQbknyA</text:a></text:p>
      <text:p text:style-name="P2"><text:a xlink:type="simple" xlink:href="https://ccnphfhqs21z.feishu.cn/sync/YBFVdLHxNsesLzbbA2YcNhJdnWc" text:style-name="Internet_20_link" text:visited-style-name="Visited_20_Internet_20_Link">https://ccnphfhqs21z.feishu.cn/sync/YBFVdLHxNsesLzbbA2YcNhJdnWc</text:a></text:p>
      <text:p text:style-name="P2"><text:a xlink:type="simple" xlink:href="https://ccnphfhqs21z.feishu.cn/sync/H3ZDdSkHUsDJHqbR8rocmA5OnQb" text:style-name="Internet_20_link" text:visited-style-name="Visited_20_Internet_20_Link">https://ccnphfhqs21z.feishu.cn/sync/H3ZDdSkHUsDJHqbR8rocmA5OnQb</text:a></text:p>
      <text:p text:style-name="Text_20_body"/>
      <text:h text:style-name="Heading_20_2" text:outline-level="2">其他开发板/产品</text:h>
      <text:p text:style-name="P3"><text:a xlink:type="simple" xlink:href="https://ccnphfhqs21z.feishu.cn/sync/Ru2fdSZLasUeVNbZXvLcbkHnnoh" text:style-name="Internet_20_link" text:visited-style-name="Visited_20_Internet_20_Link">https://ccnphfhqs21z.feishu.cn/sync/Ru2fdSZLasUeVNbZXvLcbkHnnoh</text:a></text:p>
      <text:list text:style-name="L2">
        <text:list-item>
          <text:p text:style-name="P6">😎<text:a xlink:type="simple" xlink:href="https://docs.sifli.com/projects/xiaozhi/get-started/SF32LB52-DevKit-Nano/" text:style-name="Internet_20_link" text:visited-style-name="Visited_20_Internet_20_Link">SF32LB52-DevKit-Nano开发板</text:a></text:p>
        </text:list-item>
      </text:list>
      <text:p text:style-name="P2"><text:a xlink:type="simple" xlink:href="https://ccnphfhqs21z.feishu.cn/sync/D8nrdUU7es5TflbomxmcvPIInmh" text:style-name="Internet_20_link" text:visited-style-name="Visited_20_Internet_20_Link">https://ccnphfhqs21z.feishu.cn/sync/D8nrdUU7es5TflbomxmcvPIInmh</text:a></text:p>
      <text:p text:style-name="P2"><text:a xlink:type="simple" xlink:href="https://ccnphfhqs21z.feishu.cn/sync/PTpdd0Nd0s4NoNbWjYvcwmMJnRc" text:style-name="Internet_20_link" text:visited-style-name="Visited_20_Internet_20_Link">https://ccnphfhqs21z.feishu.cn/sync/PTpdd0Nd0s4NoNbWjYvcwmMJnRc</text:a></text:p>
      <text:p text:style-name="Text_20_body"/>
      <text:h text:style-name="Heading_20_2" text:outline-level="2"><text:span text:style-name="Strong_20_Emphasis">硬件扩展教程</text:span></text:h>
      <text:p text:style-name="P2"><text:a xlink:type="simple" xlink:href="https://ccnphfhqs21z.feishu.cn/sync/NwP3dzLLGsV5MmbEiH1c23rLnjg" text:style-name="Internet_20_link" text:visited-style-name="Visited_20_Internet_20_Link">https://ccnphfhqs21z.feishu.cn/sync/NwP3dzLLGsV5MmbEiH1c23rLnjg</text:a></text:p>
      <text:p text:style-name="P2"><text:a xlink:type="simple" xlink:href="https://ccnphfhqs21z.feishu.cn/sync/QT8IdnXeRsalIjbqOJGcMAHznFg" text:style-name="Internet_20_link" text:visited-style-name="Visited_20_Internet_20_Link">https://ccnphfhqs21z.feishu.cn/sync/QT8IdnXeRsalIjbqOJGcMAHznFg</text:a></text:p>
      <text:p text:style-name="P2"><text:a xlink:type="simple" xlink:href="https://ccnphfhqs21z.feishu.cn/sync/AmY9dYngzsMQ1UbeuBccSDmJnAg" text:style-name="Internet_20_link" text:visited-style-name="Visited_20_Internet_20_Link">https://ccnphfhqs21z.feishu.cn/sync/AmY9dYngzsMQ1UbeuBccSDmJnAg</text:a></text:p>
      <text:p text:style-name="P2"><text:a xlink:type="simple" xlink:href="https://ccnphfhqs21z.feishu.cn/sync/TiWZd0AKos0f3Cbs4S4cz1xHn0e" text:style-name="Internet_20_link" text:visited-style-name="Visited_20_Internet_20_Link">https://ccnphfhqs21z.feishu.cn/sync/TiWZd0AKos0f3Cbs4S4cz1xHn0e</text:a></text:p>
      <text:p text:style-name="Text_20_body"/>
      <text:h text:style-name="Heading_20_2" text:outline-level="2">开源硬件项目</text:h>
      <text:p text:style-name="P2"><text:a xlink:type="simple" xlink:href="https://ccnphfhqs21z.feishu.cn/sync/H5WDd1nZQsldUpbjJVLcLk21nzb" text:style-name="Internet_20_link" text:visited-style-name="Visited_20_Internet_20_Link">https://ccnphfhqs21z.feishu.cn/sync/H5WDd1nZQsldUpbjJVLcLk21nzb</text:a></text:p>
      <text:p text:style-name="Text_20_body"/>
      <text:h text:style-name="Heading_20_2" text:outline-level="2">通信协议</text:h>
      <text:list text:style-name="L3">
        <text:list-item>
          <text:p text:style-name="P7"><text:a xlink:type="simple" xlink:href="https://ccnphfhqs21z.feishu.cn/wiki/M0XiwldO9iJwHikpXD5cEx71nKh" text:style-name="Internet_20_link" text:visited-style-name="Visited_20_Internet_20_Link">通信协议：Websocket 连接</text:a></text:p>
        </text:list-item>
        <text:list-item>
          <text:p text:style-name="P8"><text:a xlink:type="simple" xlink:href="https://ccnphfhqs21z.feishu.cn/wiki/LDN2wbdRyi6evQk6xgXcTe6ened" text:style-name="Internet_20_link" text:visited-style-name="Visited_20_Internet_20_Link">通信协议：Emoji 心情显示</text:a></text:p>
        </text:list-item>
      </text:list>
      <text:p text:style-name="P2"><text:a xlink:type="simple" xlink:href="https://ccnphfhqs21z.feishu.cn/sync/GTqjdKT4ksWp8Rb4608cBnApnre" text:style-name="Internet_20_link" text:visited-style-name="Visited_20_Internet_20_Link">https://ccnphfhqs21z.feishu.cn/sync/GTqjdKT4ksWp8Rb4608cBnApnre</text:a></text:p>
      <text:p text:style-name="Text_20_body"/>
      <text:h text:style-name="Heading_20_2" text:outline-level="2"><text:span text:style-name="Strong_20_Emphasis">其他/番外篇</text:span></text:h>
      <text:p text:style-name="P4"><text:a xlink:type="simple" xlink:href="https://rcnv1t9vps13.feishu.cn/wiki/IpIMwVW10iwCdikFBuHcQQQ4n3f" text:style-name="Internet_20_link" text:visited-style-name="Visited_20_Internet_20_Link">*番外：小智AI聊天太空人故事机改造</text:a></text:p>
      <text:p text:style-name="P4"><text:a xlink:type="simple" xlink:href="https://ccnphfhqs21z.feishu.cn/wiki/VkfXwEHEciGAtGkI56dcT4cKnth" text:style-name="Internet_20_link" text:visited-style-name="Visited_20_Internet_20_Link"><text:soft-page-break/>开源音乐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vi" fo:country="V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vi" fo:country="V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3T11:01:19.220012000</meta:creation-date>
    <dc:date>2025-09-13T11:02:15.424120000</dc:date>
    <meta:editing-duration>PT56S</meta:editing-duration>
    <meta:editing-cycles>1</meta:editing-cycles>
    <meta:generator>LibreOffice/25.2.2.2$MacOSX_AARCH64 LibreOffice_project/7370d4be9e3cf6031a51beef54ff3bda878e3fac</meta:generator>
    <meta:document-statistic meta:table-count="0" meta:image-count="0" meta:object-count="0" meta:page-count="3" meta:paragraph-count="54" meta:word-count="180" meta:character-count="2359" meta:non-whitespace-character-count="2351"/>
  </office:meta>
</office:document-meta>
</file>